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5pt" style:text-underline-style="none" fo:font-weight="bold" style:font-name-asian="Times New Roman1" style:font-size-asian="11.5pt" style:font-weight-asian="bold" style:font-name-complex="Times New Roman1" style:font-size-complex="11.5pt" style:font-weight-complex="bold"/>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P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7"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P8"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9" style:family="paragraph" style:parent-style-name="Standard" style:list-style-name="L1">
      <style:paragraph-properties fo:margin-left="1.27cm" fo:margin-right="0cm" fo:margin-top="0cm" fo:margin-bottom="0cm" fo:text-align="start" style:justify-single-word="false" fo:text-indent="-0.635cm" style:auto-text-indent="false" style:text-autospace="none">
        <style:tab-stops/>
      </style:paragraph-properties>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0" style:family="paragraph" style:parent-style-name="Standard" style:list-style-name="">
      <style:paragraph-properties fo:margin-left="2.54cm" fo:margin-right="0cm" fo:margin-top="0cm" fo:margin-bottom="0cm" fo:text-align="start" style:justify-single-word="false" fo:text-indent="-0.635cm" style:auto-text-indent="false" style:text-autospace="none">
        <style:tab-stops/>
      </style:paragraph-properties>
    </style:style>
    <style:style style:name="P11" style:family="paragraph" style:parent-style-name="Default" style:list-style-name="">
      <style:paragraph-properties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2" style:family="paragraph" style:parent-style-name="Heading_20_2" style:list-style-name="">
      <style:paragraph-properties fo:margin-left="0cm" fo:margin-right="0cm" fo:margin-top="0cm" fo:margin-bottom="0cm" fo:text-align="start" style:justify-single-word="false" fo:text-indent="0cm" style:auto-text-indent="false" style:text-autospace="none"/>
    </style:style>
    <style:style style:name="P13"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P14" style:family="paragraph" style:parent-style-name="Heading_20_1"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T1" style:family="text">
      <style:text-properties fo:color="#000000" style:font-name="Times New Roman1" fo:font-size="12pt" style:font-name-asian="Times New Roman1" style:font-size-asian="12pt" style:font-name-complex="Times New Roman1" style:font-size-complex="12pt"/>
    </style:style>
    <style:style style:name="T2" style:family="text">
      <style:text-properties fo:color="#000000" style:font-name="Times New Roman1" fo:font-size="11.5pt" fo:font-weight="bold" style:font-name-asian="Times New Roman1" style:font-size-asian="11.5pt" style:font-weight-asian="bold" style:font-name-complex="Times New Roman1" style:font-size-complex="11.5pt" style:font-weight-complex="bold"/>
    </style:style>
    <style:style style:name="T3" style:family="text">
      <style:text-properties fo:color="#000000" style:text-line-through-style="none" style:font-name="Times New Roman1" fo:font-size="11.5pt" style:text-underline-style="none" fo:font-weight="normal" style:font-name-asian="Times New Roman1" style:font-size-asian="11.5pt" style:font-weight-asian="normal" style:font-name-complex="Times New Roman1" style:font-size-complex="11.5pt" style:font-weight-complex="normal"/>
    </style:style>
    <style:style style:name="T4" style:family="text">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T5" style:family="text">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6" style:family="text">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7" style:family="text">
      <style:text-properties fo:color="#000000" style:text-line-through-style="none" style:font-name="Times New Roman1" fo:font-size="8pt" fo:font-style="normal" style:text-underline-style="none" fo:font-weight="normal" style:font-name-asian="Times New Roman1" style:font-size-asian="8pt" style:font-style-asian="normal" style:font-weight-asian="normal" style:font-name-complex="Times New Roman1" style:font-size-complex="8pt" style:font-style-complex="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
      <text:p text:style-name="P1"><text:span text:style-name="T1"><text:s/></text:span><text:span text:style-name="T2">12 </text:span></text:p>
      <text:p text:style-name="P2">Untote </text:p>
      <text:p text:style-name="P3">Fleshwalkers </text:p>
      <text:p text:style-name="P3">(für die Überlebenden) </text:p>
      <text:p text:style-name="P3"><text:span text:style-name="T4"/></text:p>
      <text:p text:style-name="P4">In der Kristallkugel erscheint das Bild des Raumes in dem du stehst. In diesem Raum steht auch eine Kristallkugel die wiederum das Bild eines Raumes mit einer Kristallkugel zeigt usw., so als ob du in einen Brunnen mit identischen Bildern fällst. Der große Spiegel explodiert und die Scherben knallen gegen die Wand. Die Wand hinter dem Spiegel ist dunkel geschwärzt. Die Kristallkugel beruhigt sich wieder. Ein neues Bild formt sich darin. Dieses mal eins von der Eingangshalle des Hauses, wo Menschen das Haus betreten. Sie sehen vertraut aus … einer der Neuankömmlinge schaut flüchtig hoch und blickt durch die Kristallkugel direkt in deine Augen. Als du ihn erkennst wirst du kreidebleich. Es sind DEINE Augen. Es ist ein Doppelgänger von dir … dein böser Zwilling. </text:p>
      <text:p text:style-name="P4"/>
      <text:h text:style-name="P14" text:outline-level="1">Was zuerst zu tun ist </text:h>
      <text:p text:style-name="P7"><text:span text:style-name="T5">• Legt so viele E</text:span><text:span text:style-name="T7">VIL </text:span><text:span text:style-name="T5">T</text:span><text:span text:style-name="T7">WIN </text:span><text:span text:style-name="T5">– Marker in die Eingangshalle wie es Mitspieler gibt. Nehmt unterschiedliche Farben; jeder gehört zu einem speziellen Abenteurer. </text:span></text:p>
      <text:p text:style-name="P7"><text:span text:style-name="T5">• Der Spieler links vom Spuk-Auslöser beginnt. </text:span></text:p>
      <text:p text:style-name="P11"/>
      <text:h text:style-name="P14" text:outline-level="1">Was ihr über die Bösen Jungs wisst </text:h>
      <text:p text:style-name="P5">Dieser Spuk hat keinen Verräter. Die bösen Jungs sind einfach wie ihr, nur halt böse. Und sie wollen euch alle töten. </text:p>
      <text:p text:style-name="P6"/>
      <text:p text:style-name="P6">Ihr gewinnt wenn... </text:p>
      <text:p text:style-name="P5">... einer Eurer Helden überlebt und alle bösen Zwillinge getötet wurden. </text:p>
      <text:h text:style-name="P14" text:outline-level="1"/>
      <text:h text:style-name="P14" text:outline-level="1">Was die bösen Zwillinge in ihrem Zug machen müssen </text:h>
      <text:p text:style-name="P8">- Die bösen Zwillinge machen ihren Monster-Zug nach dem Zug des Spuk-Auslösers </text:p>
      <text:list xml:id="list31454832" text:style-name="L1">
        <text:list-item>
          <text:p text:style-name="P9">Ein böser Zwilling bewegt sich immer auf kürzestem Weg in Richtung seines guten Zwillings. Wenn der böse Zwilling seinen Zug in einem Raum beendet in dem irgendein Abenteurer steht, attackiert er ihn.</text:p>
          <text:p text:style-name="P9">Wenn mehrere Abenteurer im gleichen Raum stehen attackiert er seinen Zwilling zuerst(falls möglich) sonst wird per Zufall entschieden.</text:p>
        </text:list-item>
      </text:list>
      <text:p text:style-name="P8">- Wenn ein Abenteurer getötet wurde, übernimmt dessen Spieler seinen bösen Zwilling und versucht die anderen Abenteurer zu attackieren. </text:p>
      <text:p text:style-name="P11"/>
      <text:p text:style-name="P6">Evil Twins </text:p>
      <text:p text:style-name="P10"><text:span text:style-name="T5">• Jeder böser Zwilling besitzt dieselben Eigenschaftswerte wie sein guter Gegenpart zu Beginn des Spuks. Die Eigenschaften der bösen Zwillinge können sich aber nicht ändern. </text:span></text:p>
      <text:p text:style-name="P10"><text:span text:style-name="T5">• Böse Zwillinge können keine Gegenstände tragen oder Gefährten haben. </text:span></text:p>
      <text:p text:style-name="P11"/>
      <text:h text:style-name="P14" text:outline-level="1">Besondere Angriffsregeln </text:h>
      <text:p text:style-name="P7"><text:span text:style-name="T5">• Wenn du deinen bösen Zwilling attackierst oder dich gegen ihn verteidigst ohne im Besitz der Kristallkugel zu sein, verlierst du auf ALLE Eigenschaften 1 Punkt, unabhängig davon wer den Kampf gewinnt. Wenn du den Kampf verlierst, erhältst du zusätzlich noch den normalen Schaden. Wenn du deinen bösen Zwilling besiegst, betäubst du ihn nur. </text:span></text:p>
      <text:p text:style-name="P7"><text:span text:style-name="T5">• Wenn du deinen bösen Zwilling besiegst während du die Kristallkugel besitzt, tötest du ihn. </text:span></text:p>
      <text:p text:style-name="P7"><text:span text:style-name="T5">• Wenn du den bösen Zwilling eines anderen Abenteurers besiegst, betäubst du ihn nur. Es sei denn du besitzt die Krsitallkugel UND der Abenteurer des bösen Zwillings ist bereits tot. </text:span></text:p>
      <text:p text:style-name="P7"><text:span text:style-name="T5">• Der Held mit der Kristallkugel/Crystal Ball kann betäubte Zwillinge angreifen. Der Zwilling kontert mit seinen normalen Würfeln, nimmt aber keinen Schaden wenn er höher Würfelt als sein Angreifer.</text:span></text:p>
      <text:p text:style-name="P7"><text:span text:style-name="T5">• Du kannst die Kristallkugel/Crystal Ball von einem anderen Spieler im gleichen Raum übernehmen, wenn er sie abgeben möchte.</text:span></text:p>
      <text:p text:style-name="P7"><text:span text:style-name="T5"/></text:p>
      <text:p text:style-name="P6">Wenn ihr gewinnt... </text:p>
      <text:h text:style-name="P13" text:outline-level="2">Schaudernd schaust du zurück. Dein Körper liegt tot im Flur. „Nicht MEIN Körper“, sagst du dir selbst. Sondern der deines Doppelgängers. Du hast ihn getötet. Er hatte vor dich zu ersetzen, richtig? Entweder du oder dein Doppelgänger, richtig? </text:h>
      <text:h text:style-name="P12" text:outline-level="2"><text:span text:style-name="T6">Richtig? </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5T11:22:01.41</meta:creation-date>
    <meta:document-statistic meta:table-count="0" meta:image-count="0" meta:object-count="0" meta:page-count="1" meta:paragraph-count="29" meta:word-count="530" meta:character-count="3386"/>
    <dc:date>2015-02-15T11:33:44.45</dc:date>
    <meta:editing-duration>PT11M43S</meta:editing-duration>
    <meta:editing-cycles>1</meta:editing-cycles>
    <meta:generator>OpenOffice.org/3.3$Win32 OpenOffice.org_project/330m20$Build-9567</meta:generator>
  </office:meta>
</office:document-meta>
</file>